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FF000000D6864BA67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rial Unicode MS1" svg:font-family="'Arial Unicode MS'" style:font-family-generic="swiss"/>
    <style:font-face style:name="Courier New1" svg:font-family="'Courier New'" style:font-family-generic="modern" style:font-pitch="fixed"/>
    <style:font-face style:name="SimSun1" svg:font-family="SimSun, 宋体"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999cm" table:align="margins" style:may-break-between-rows="false" style:writing-mode="lr-tb"/>
    </style:style>
    <style:style style:name="Tabelle1.A" style:family="table-column">
      <style:table-column-properties style:column-width="4.249cm" style:rel-column-width="16384*"/>
    </style:style>
    <style:style style:name="Tabelle1.C" style:family="table-column">
      <style:table-column-properties style:column-width="8.498cm" style:rel-column-width="32767*"/>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style:tab-stops>
          <style:tab-stop style:position="16.999cm" style:type="right"/>
        </style:tab-stops>
      </style:paragraph-properties>
    </style:style>
    <style:style style:name="P2" style:family="paragraph" style:parent-style-name="Standard">
      <style:text-properties fo:language="de" fo:country="DE" fo:font-weight="bold" style:font-weight-asian="bold" style:font-size-complex="11pt"/>
    </style:style>
    <style:style style:name="P3" style:family="paragraph" style:parent-style-name="Standard">
      <style:text-properties fo:language="de" fo:country="DE" style:font-size-complex="11pt"/>
    </style:style>
    <style:style style:name="P4" style:family="paragraph" style:parent-style-name="Standard">
      <style:text-properties fo:language="en" fo:country="US" style:language-complex="ar" style:country-complex="SA"/>
    </style:style>
    <style:style style:name="P5" style:family="paragraph" style:parent-style-name="Footer">
      <style:paragraph-properties fo:text-align="center" style:justify-single-word="false">
        <style:tab-stops>
          <style:tab-stop style:position="7.472cm"/>
          <style:tab-stop style:position="8.001cm" style:type="center"/>
          <style:tab-stop style:position="16.002cm" style:type="right"/>
        </style:tab-stops>
      </style:paragraph-properties>
      <style:text-properties fo:language="fr" fo:country="FR" style:language-asian="zxx" style:country-asian="none" style:font-name-complex="Arial"/>
    </style:style>
    <style:style style:name="P6" style:family="paragraph" style:parent-style-name="Footer">
      <style:paragraph-properties fo:text-align="center" style:justify-single-word="false">
        <style:tab-stops>
          <style:tab-stop style:position="7.472cm"/>
          <style:tab-stop style:position="8.001cm" style:type="center"/>
          <style:tab-stop style:position="16.002cm" style:type="right"/>
        </style:tab-stops>
      </style:paragraph-properties>
    </style:style>
    <style:style style:name="P7" style:family="paragraph" style:parent-style-name="Table_20_Contents">
      <style:text-properties fo:background-color="#ff3333"/>
    </style:style>
    <style:style style:name="P8" style:family="paragraph" style:parent-style-name="Table_20_Contents">
      <style:text-properties fo:background-color="#ffff66"/>
    </style:style>
    <style:style style:name="P9" style:family="paragraph" style:parent-style-name="Table_20_Contents">
      <style:text-properties fo:background-color="#ff3399"/>
    </style:style>
    <style:style style:name="P10" style:family="paragraph" style:parent-style-name="Table_20_Contents">
      <style:paragraph-properties fo:background-color="#ffffff">
        <style:background-image/>
      </style:paragraph-properties>
    </style:style>
    <style:style style:name="P11" style:family="paragraph" style:parent-style-name="Table_20_Contents">
      <style:paragraph-properties fo:background-color="#ffffff">
        <style:background-image/>
      </style:paragraph-properties>
      <style:text-properties fo:color="#000000" fo:background-color="#dddddd"/>
    </style:style>
    <style:style style:name="P12" style:family="paragraph" style:parent-style-name="Standard">
      <style:text-properties fo:language="en" fo:country="US" style:language-complex="ar" style:country-complex="SA"/>
    </style:style>
    <style:style style:name="P13" style:family="paragraph" style:parent-style-name="Standard">
      <style:paragraph-properties fo:text-align="start" style:justify-single-word="false"/>
      <style:text-properties fo:language="en" fo:country="US" style:language-complex="ar" style:country-complex="SA"/>
    </style:style>
    <style:style style:name="P14" style:family="paragraph" style:parent-style-name="Standard">
      <style:text-properties fo:language="en" fo:country="US" style:text-underline-style="solid" style:text-underline-width="auto" style:text-underline-color="font-color" fo:font-weight="normal" style:font-weight-asian="normal" style:language-complex="ar" style:country-complex="SA" style:font-weight-complex="normal"/>
    </style:style>
    <style:style style:name="P15" style:family="paragraph" style:parent-style-name="Standard">
      <style:text-properties fo:language="en" fo:country="US" style:text-underline-style="solid" style:text-underline-width="auto" style:text-underline-color="font-color" style:language-complex="ar" style:country-complex="SA"/>
    </style:style>
    <style:style style:name="P16" style:family="paragraph" style:parent-style-name="Standard" style:master-page-name="Standard">
      <style:paragraph-properties fo:text-align="center" style:justify-single-word="false" style:page-number="auto"/>
      <style:text-properties fo:font-size="12pt" fo:language="en" fo:country="US" style:font-size-asian="12pt" style:font-size-complex="12pt" style:language-complex="ar" style:country-complex="SA"/>
    </style:style>
    <style:style style:name="P17" style:family="paragraph" style:parent-style-name="Contents_20_2">
      <style:paragraph-properties>
        <style:tab-stops>
          <style:tab-stop style:position="16.999cm" style:type="right" style:leader-style="dotted" style:leader-text="."/>
        </style:tab-stops>
      </style:paragraph-properties>
    </style:style>
    <style:style style:name="P18" style:family="paragraph" style:parent-style-name="Contents_20_1">
      <style:paragraph-properties>
        <style:tab-stops>
          <style:tab-stop style:position="16.999cm" style:type="right" style:leader-style="dotted" style:leader-text="."/>
        </style:tab-stops>
      </style:paragraph-properties>
    </style:style>
    <style:style style:name="P19" style:family="paragraph" style:parent-style-name="Heading_20_1">
      <style:text-properties fo:language="en" fo:country="US" style:language-complex="ar" style:country-complex="SA"/>
    </style:style>
    <style:style style:name="P20" style:family="paragraph" style:parent-style-name="Heading_20_1">
      <style:paragraph-properties fo:break-before="page"/>
    </style:style>
    <style:style style:name="P21" style:family="paragraph" style:parent-style-name="Heading_20_1">
      <style:paragraph-properties fo:break-before="page"/>
      <style:text-properties fo:language="en" fo:country="US" style:language-complex="ar" style:country-complex="SA"/>
    </style:style>
    <style:style style:name="P22" style:family="paragraph" style:parent-style-name="Heading_20_2">
      <style:text-properties fo:language="en" fo:country="US" style:language-complex="ar" style:country-complex="SA"/>
    </style:style>
    <style:style style:name="T1" style:family="text">
      <style:text-properties style:font-name-complex="Arial"/>
    </style:style>
    <style:style style:name="T2" style:family="text">
      <style:text-properties fo:language="de" fo:country="DE"/>
    </style:style>
    <style:style style:name="T3" style:family="text">
      <style:text-properties fo:language="de" fo:country="DE" style:language-asian="zxx" style:country-asian="none"/>
    </style:style>
    <style:style style:name="T4" style:family="text">
      <style:text-properties fo:language="de" fo:country="DE" fo:font-weight="bold" style:font-weight-asian="bold" style:font-weight-complex="bold"/>
    </style:style>
    <style:style style:name="T5" style:family="text">
      <style:text-properties fo:language="fr" fo:country="FR" style:font-name-complex="Arial" style:font-size-complex="11pt"/>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color="#ffffff" fo:background-color="#0000ff"/>
    </style:style>
    <style:style style:name="T9" style:family="text">
      <style:text-properties fo:color="#ffffff" fo:background-color="#00ffff"/>
    </style:style>
    <style:style style:name="T10" style:family="text">
      <style:text-properties fo:background-color="#00ff00"/>
    </style:style>
    <style:style style:name="T11" style:family="text">
      <style:text-properties fo:background-color="#ffff00"/>
    </style:style>
    <style:style style:name="T12" style:family="text">
      <style:text-properties fo:background-color="#ff0000"/>
    </style:style>
    <style:style style:name="T13" style:family="text">
      <style:text-properties fo:background-color="#ff00ff"/>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background-color="#ff3333"/>
    </style:style>
    <style:style style:name="T17" style:family="text">
      <style:text-properties fo:background-color="#ffff66"/>
    </style:style>
    <style:style style:name="T18" style:family="text">
      <style:text-properties fo:background-color="#ff3399"/>
    </style:style>
    <style:style style:name="T19" style:family="text">
      <style:text-properties fo:background-color="#00cc33"/>
    </style:style>
    <style:style style:name="T20" style:family="text">
      <style:text-properties fo:color="#000000" fo:background-color="#dddddd"/>
    </style:style>
    <style:style style:name="T21" style:family="text">
      <style:text-properties fo:color="#000000" fo:language="en" fo:country="US" fo:background-color="#00ffff" style:language-complex="ar" style:country-complex="SA"/>
    </style:style>
    <style:style style:name="T22" style:family="text">
      <style:text-properties fo:language="en" fo:country="US" style:language-complex="ar" style:country-complex="SA"/>
    </style:style>
    <style:style style:name="T23" style:family="text">
      <style:text-properties fo:language="en" fo:country="US" fo:font-weight="bold" style:font-weight-asian="bold" style:language-complex="ar" style:country-complex="SA" style:font-weight-complex="bold"/>
    </style:style>
    <style:style style:name="T24" style:family="text">
      <style:text-properties fo:language="en" fo:country="US" fo:font-style="italic" style:font-style-asian="italic" style:language-complex="ar" style:country-complex="SA" style:font-style-complex="italic"/>
    </style:style>
    <style:style style:name="T25" style:family="text">
      <style:text-properties fo:font-weight="bold" style:font-weight-asian="bold" style:font-weight-complex="bold"/>
    </style:style>
    <style:style style:name="T26" style:family="text">
      <style:text-properties style:font-name="Courier New1"/>
    </style:style>
    <style:style style:name="T27" style:family="text">
      <style:text-properties style:font-name="Courier New1" fo:language="en" fo:country="US" style:language-complex="ar" style:country-complex="SA"/>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Content</text:p>
      <text:table-of-content text:style-name="Sect1" text:name="Inhaltsverzeichnis1">
        <text:table-of-content-source text:outline-level="9"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8"><text:a xlink:type="simple" xlink:href="#__RefHeading__41_1602602722">1 <text:s/>General<text:tab/>2</text:a></text:p>
          <text:p text:style-name="P17"><text:a xlink:type="simple" xlink:href="#__RefHeading__544_1223627955">1.1 Operation and Usage<text:tab/>2</text:a></text:p>
          <text:p text:style-name="P17"><text:a xlink:type="simple" xlink:href="#__RefHeading__43_1602602722">1.2 Packet Latency<text:tab/>2</text:a></text:p>
          <text:p text:style-name="P17"><text:a xlink:type="simple" xlink:href="#__RefHeading__45_1602602722">1.3 Dropped Packets<text:tab/>2</text:a></text:p>
          <text:p text:style-name="P18"><text:a xlink:type="simple" xlink:href="#__RefHeading___Toc59124340">2 Indicators<text:tab/>3</text:a></text:p>
          <text:p text:style-name="P17"><text:a xlink:type="simple" xlink:href="#__RefHeading___Toc59124341">2.1 Continuous Port Status Display (dim colors)<text:tab/>3</text:a></text:p>
          <text:p text:style-name="P17"><text:a xlink:type="simple" xlink:href="#__RefHeading___Toc59124342">2.2 Flashing Packet Status Display (bright colors)<text:tab/>3</text:a></text:p>
          <text:p text:style-name="P18"><text:a xlink:type="simple" xlink:href="#__RefHeading__554_876696131">3 Appendix: Manual Firmware Update<text:tab/>4</text:a></text:p>
          <text:p text:style-name="P18"><text:a xlink:type="simple" xlink:href="#__RefHeading__302_647805244">4 Appendix: Error Color/Blink Codes<text:tab/>5</text:a></text:p>
          <text:p text:style-name="P18"><text:a xlink:type="simple" xlink:href="#__RefHeading__359_1286130178">5 Appendix: Firmware Version Identification (Blink Pattern after Power Up)<text:tab/>5</text:a></text:p>
          <text:p text:style-name="P18"><text:a xlink:type="simple" xlink:href="#__RefHeading__467_1223627955">6 Appendix: Hardware Port Speed Identification<text:tab/>6</text:a></text:p>
        </text:index-body>
      </text:table-of-content>
      <text:p text:style-name="P4"/>
      <text:h text:style-name="P21" text:outline-level="1"><text:bookmark-start text:name="__RefHeading__41_1602602722"/><text:s/><text:bookmark-start text:name="__RefHeading___Toc59124339"/>General<text:bookmark-end text:name="__RefHeading__41_1602602722"/><text:bookmark-end text:name="__RefHeading___Toc59124339"/></text:h>
      <text:h text:style-name="P22" text:outline-level="2"><text:bookmark-start text:name="__RefHeading__544_1223627955"/>Operation and Usage<text:bookmark-end text:name="__RefHeading__544_1223627955"/></text:h>
      <text:p text:style-name="Standard"><text:span text:style-name="T22"/></text:p>
      <text:p text:style-name="Standard"><text:span text:style-name="T22">The MIDI-Bridge is intended to connect two MIDI-Systems which both are USB </text:span><text:span text:style-name="T24">hosts</text:span><text:span text:style-name="T22"> (have A-type rectangular USB sockets only) like two computers, or a computer and a NonlinearLabs C15 Synthesizer.</text:span></text:p>
      <text:p text:style-name="Standard"><text:span text:style-name="T22">Each of the systems is connected to one </text:span><text:span text:style-name="T24">port</text:span><text:span text:style-name="T22"> of an attached MIDI-Bridge </text:span><text:span text:style-name="T24">device</text:span><text:span text:style-name="T22"> (which has only B-type square sockets) and then can exchange MIDI data streams with the device.</text:span></text:p>
      <text:p text:style-name="P4">The device itself waits for a USB MIDI data <text:span text:style-name="T7">packet</text:span> to be received on <text:span text:style-name="T7">one port (incoming port)</text:span> and when this happens, the data is collected and the packet is send out on the <text:span text:style-name="T7">other port (outgoing port)</text:span>. No interpretation is done on the data, it is just a packet of bytes transferred <text:span text:style-name="T7">as is</text:span> from one side to the other.</text:p>
      <text:p text:style-name="P4">This happens for both directions independently and simultaneously.</text:p>
      <text:p text:style-name="P4">The transfer processes can be monitored with the two LED indicator lights on the top, one for each port, showing incoming data and data delivery status.</text:p>
      <text:p text:style-name="P4"/>
      <text:p text:style-name="P4">The bottom plate of the MIDI Bridge is equipped with magnets so that you can attach the device to magnetically responsive surfaces, notably the steel chassis of a NonlinearLabs C15 Synthesizer.</text:p>
      <text:p text:style-name="P4">WARNING: Those magnets have considable strengths so keep the Bridge away (&gt; 0.5m) from mechanical watches, cathode ray displays/monitors, credit cards etc with magnet strips, audio or video magnetic tapes and recorders/players, and especially from body-implanted medical devices like pacemakers.</text:p>
      <text:h text:style-name="P22" text:outline-level="2"><text:bookmark-start text:name="__RefHeading__43_1602602722"/>Packet Latency<text:bookmark-end text:name="__RefHeading__43_1602602722"/></text:h>
      <text:p text:style-name="P4">The typical transfer time for the ususal short MIDI packet is about 100µs in either direction, assuming very little other loads on the two USB busses.</text:p>
      <text:p text:style-name="P4">When a packet could be sent within <text:span text:style-name="T6">less than 300µs</text:span>, the transfer is considered REALTIME. </text:p>
      <text:p text:style-name="P4">When a packet could be sent <text:span text:style-name="T6">within 300µs and 2ms</text:span>, the transfer is considered LATE.</text:p>
      <text:p text:style-name="P4">When a packet could be sent only <text:span text:style-name="T6">after more than 2ms</text:span>, the transfer is considered STALE.</text:p>
      <text:p text:style-name="P4">In normal operation you will most likely never encounter anything else that <text:span text:style-name="T7">realtime</text:span> latencies. Only when an <text:s/>USB bus has really a lot of activity going on or when the host systems are running out of steam and cannot process the USB bus fast enough you are likely to see the occasional <text:span text:style-name="T7">late</text:span> packet.</text:p>
      <text:h text:style-name="Heading_20_2" text:outline-level="2"><text:bookmark-start text:name="__RefHeading__45_1602602722"/>Dropped Packets<text:bookmark-end text:name="__RefHeading__45_1602602722"/></text:h>
      <text:p text:style-name="P4">When a packet cannot be sent out in due time, the transfer is considered DROPPED and will be aborted. <text:s/>This may happen either when the outgoing port is not connected/ready or the host computer is currently not reading data within due time, stalling the transfer (Note: Windows will always accept MIDI data over USB and will never stall whereas on Linux and MacOs a running application that <text:span text:style-name="T7">actually reads</text:span> MIDI data is required to avoid the stalling condition).</text:p>
      <text:p text:style-name="P4">When the outgoing port is not ready the packet is dropped immediately and operation is resumed. This is the normal operation mode when only one port is up and running, sending data “into the voids”.</text:p>
      <text:p text:style-name="P4">When the port is ready and a first stalling condition occurs, a <text:span text:style-name="T25">timeout of 100ms </text:span>is used and the packet is dropped. For subsequent stalling packets, the timeout is reduced to <text:span text:style-name="T25">5ms</text:span>. It then takes one successful packet delivery completed within those 5ms to reset the timeout to <text:span text:style-name="T25">100ms</text:span> again.</text:p>
      <text:p text:style-name="P4"/>
      <text:p text:style-name="P4">Technical detail: Until a transfer to the other side has finished (or was aborted), receiving of further packets is blocked temporarily for that direction, to pause the host from sending data. There is no internal buffering, rather the transfers are in <text:span text:style-name="T7">real-time</text:span>, one by one and one at a time.</text:p>
      <text:h text:style-name="P21" text:outline-level="1"><text:bookmark-start text:name="__RefHeading___Toc59124340"/>Indicators<text:bookmark-end text:name="__RefHeading___Toc59124340"/></text:h>
      <text:p text:style-name="P4">Each port side has a RGB (true color) LED indicator which shows both the <text:span text:style-name="T6">port status</text:span> and the <text:span text:style-name="T6">packet status</text:span> while a packet is running through. Each port LED is referring to the <text:span text:style-name="T6">incoming</text:span> data on that port.</text:p>
      <text:p text:style-name="P4"/>
      <text:p text:style-name="P4">The LED color basically shows the packet latency range measured for current and/or recent packet delivery.</text:p>
      <text:p text:style-name="P4">The LED is flashing brigther while an actual packet is running through the device.</text:p>
      <text:p text:style-name="P4"/>
      <text:h text:style-name="P22" text:outline-level="2"><text:bookmark-start text:name="__RefHeading___Toc59124341"/>Continuous Port Status Display (dim colors)<text:bookmark-end text:name="__RefHeading___Toc59124341"/></text:h>
      <text:p text:style-name="P4">The dim color of the LED represents the current status of the port :</text:p>
      <text:p text:style-name="P4">Pulsing <text:span text:style-name="T8">blue</text:span> (slowly blinking, 3s period)<text:tab/>: port is not connected.</text:p>
      <text:p text:style-name="P4">Pulsing <text:span text:style-name="T9">cyan</text:span> (slowly blinking, 3s period)<text:tab/>: port is connected and receives USB power, but no USB <text:tab/><text:tab/><text:tab/><text:tab/><text:tab/><text:tab/>communication is present.</text:p>
      <text:p text:style-name="P14"><text:span text:style-name="T10">Green</text:span><text:tab/><text:tab/>(default)<text:tab/><text:tab/><text:tab/>: port is connected and USB communication is ready to go.</text:p>
      <text:p text:style-name="P4"><text:span text:style-name="T11">Yellow</text:span><text:tab/><text:tab/><text:tab/><text:tab/><text:tab/><text:tab/>: port is connected and USB communication is ready to go, <text:s text:c="4"/><text:tab/><text:tab/><text:tab/><text:tab/><text:tab/><text:tab/>but there were LATE packets within the last two seconds.</text:p>
      <text:p text:style-name="P4"><text:span text:style-name="T12">Red</text:span><text:tab/><text:tab/><text:tab/><text:tab/><text:tab/><text:tab/>: port is connected and USB communication is ready to go, <text:tab/><text:tab/><text:tab/><text:tab/><text:tab/><text:tab/>but there were STALE packets within the last four seconds.</text:p>
      <text:p text:style-name="P4"><text:span text:style-name="T13">Magenta</text:span><text:tab/><text:tab/><text:tab/><text:tab/><text:tab/>: port is connected and USB communication is ready to go, <text:tab/><text:tab/><text:tab/><text:tab/><text:tab/><text:tab/>but there were DROPPED packets (with <text:span text:style-name="T25">data loss</text:span>) within<text:tab/><text:tab/><text:tab/><text:tab/><text:tab/><text:tab/>the last six seconds.</text:p>
      <text:p text:style-name="P4"/>
      <text:h text:style-name="P22" text:outline-level="2"><text:bookmark-start text:name="__RefHeading___Toc59124342"/>Flashing Packet Status Display (bright colors)<text:bookmark-end text:name="__RefHeading___Toc59124342"/></text:h>
      <text:p text:style-name="P15"><text:span text:style-name="T10">Green</text:span><text:tab/><text:tab/>(default)<text:tab/><text:tab/><text:tab/>: packet is running for less than <text:span text:style-name="T25">300µs</text:span> (REALTIME).</text:p>
      <text:p text:style-name="P4"><text:span text:style-name="T11">Yellow</text:span><text:tab/><text:tab/><text:tab/><text:tab/><text:tab/><text:tab/>: packet is running for less than <text:span text:style-name="T25">2ms</text:span> (LATE).</text:p>
      <text:p text:style-name="P4"><text:span text:style-name="T12">Red</text:span><text:tab/><text:tab/><text:tab/><text:tab/><text:tab/><text:tab/>: packet is running for more than <text:span text:style-name="T25">2ms</text:span> (STALE).</text:p>
      <text:p text:style-name="P4"><text:span text:style-name="T13">Magenta</text:span><text:tab/><text:tab/><text:tab/><text:tab/><text:tab/>: packet had to be dropped<text:span text:style-name="T2"> (</text:span><text:span text:style-name="T4">data loss</text:span><text:span text:style-name="T2">).</text:span></text:p>
      <text:p text:style-name="P4"/>
      <text:p text:style-name="P4">NOTE: Because the actual transfer times are normally very short (&lt; 100µs) they are lengthened for display. Still the short true transfer time is directly indicated with even brighter colors, and notably the normal green color gets brighter and more cyan’ish when very dense traffic is present. In normal MIDI operation the traffic is very sparse, though.</text:p>
      <text:p text:style-name="P4">NOTE: As long as you see <text:span text:style-name="T7">any</text:span> LED indicator activity (constantly on or blinking) the device is powered up and consumes electrical current. Therefore, to save power, you should unplug the device from computers while those are in standby, hybernate or power-down modes but still apply supply voltage to their USB sockets.</text:p>
      <text:h text:style-name="P21" text:outline-level="1"><text:bookmark-start text:name="__RefHeading__554_876696131"/>Appendix: Manual Firmware Update<text:bookmark-end text:name="__RefHeading__554_876696131"/></text:h>
      <text:p text:style-name="P4">Note that the MIDI Bridge only accepts a firmware update when *no* MIDI traffic has occured since power-up, otherwise it will simply try to deliver the MIDI data on the other port as in normal operation.</text:p>
      <text:p text:style-name="P4">1. Fully disconnect the MIDI Bridge.</text:p>
      <text:p text:style-name="Standard"/>
      <text:p text:style-name="P4">2. Connect MIDI Bridge to PC only (which port used on the MIDI Bridge does not matter).</text:p>
      <text:p text:style-name="Standard"/>
      <text:p text:style-name="Standard"><text:span text:style-name="T22">3a. For Linux Users, using </text:span><text:span text:style-name="T27">amidi</text:span><text:span text:style-name="T22"> (https://www.systutorials.com/docs/linux/man/1-amidi/)</text:span></text:p>
      <text:p text:style-name="Standard"><text:span text:style-name="T22"><text:s text:c="2"/>- find hardware port ID with </text:span><text:span text:style-name="T27">amidi -l</text:span><text:span text:style-name="T22">, say it was hw:1,0,0 for example</text:span></text:p>
      <text:p text:style-name="Standard"><text:span text:style-name="T22"><text:s text:c="2"/>- send SysEx with </text:span><text:span text:style-name="T27">amidi -p hw:1,0,0 -s nlmb-fw-update-VX.YZ.syx</text:span><text:span text:style-name="T22"> <text:s/>(X.YZ replaced with actual firmware number)</text:span></text:p>
      <text:p text:style-name="P4"/>
      <text:p text:style-name="P4">3b. For Windows/Mac users:</text:p>
      <text:p text:style-name="P4"><text:s text:c="2"/>- use an aplication like "MIDI Tools" (https://mountainutilities.eu/miditools)</text:p>
      <text:p text:style-name="P4"><text:s text:c="2"/>- load Firmware SysEx file</text:p>
      <text:p text:style-name="P4"><text:s text:c="2"/>- send to MIDI Bridge</text:p>
      <text:p text:style-name="P4"><text:s text:c="2"/></text:p>
      <text:p text:style-name="P4">If the firmware update was successful, the MIDI Bridge will show that by both LEDs blinking fast in bright green color and then will reset itself after 5 seconds, then showing the new Firmware Version's blink code.</text:p>
      <text:p text:style-name="P4">If not, try again the full cycle (note: try using also the other port of the MIDI bridge).</text:p>
      <text:p text:style-name="P4"/>
      <text:p text:style-name="P4">4. Optional Firmware Version Check (besides the visual Firmware Version Display):</text:p>
      <text:p text:style-name="P4">- Software like "MIDI Tools" must be restarted and then will show the new firmware version of a connected Bridge in the setup screen.</text:p>
      <text:p text:style-name="Standard"><text:span text:style-name="T22">On Linux, use the command <text:s/></text:span><text:span text:style-name="T27">usb-devices | grep -C 6 -i nonlinear</text:span></text:p>
      <text:p text:style-name="P13"/>
      <text:p text:style-name="P13">5. Unique Device ID:</text:p>
      <text:p text:style-name="P13">On Linux, to display the attached MIDI-Bridge(s) use the command <text:s/><text:span text:style-name="T26">amidi -l</text:span></text:p>
      <text:p text:style-name="P13">Sadly, Windows is not capable to show the Unique Device ID correctly which is part of the device name, neither in the Device Manager nor anywhere else, including MIDI applications. This basically defeats the purpose of the Unique Device ID which is telling several apart several attached MIDI Bridges.</text:p>
      <text:p text:style-name="P13">Once Windows has detected a MIDI Bridge it will show any newly attached MIDI Bridges always with the same name and ID forever from now on.</text:p>
      <text:p text:style-name="P13">The only way to refresh the display name is to remove all instances of the MIDI Bridge as seen by the Device Manager:<text:line-break/>Go to device manager, select "show hidden devices", then delete all "NLL-Bridge" entries<text:line-break/>(from the "Sound, video and game controllers" list), one by one. <text:line-break/>Do this while the MIDI Bridge is *not* plugged in, of course.<text:line-break/><text:line-break/>To our rescue there is an application called UsbTreeView (https://www.uwe-sieber.de/usbtreeview_e.html)<text:line-break/>which shows the device name and unique ID properly.</text:p>
      <text:h text:style-name="P20" text:outline-level="1"><text:bookmark-start text:name="__RefHeading__302_647805244"/>Appendix: Error Color/Blink Codes<text:bookmark-end text:name="__RefHeading__302_647805244"/></text:h>
      <text:p text:style-name="Standard"><text:span text:style-name="T14">In normal operation, including a firmware update via MIDI SysEx message, </text:span><text:span text:style-name="T15">none</text:span><text:span text:style-name="T14"> of the below errors will ever occur</text:span> (except for “Programming Finished”)... but things might go wrong on very very seldom occasions.</text:p>
      <text:p text:style-name="Standard">These are unrecoverable errors in general, device is not operational after an incident. The device must be fully unplugged to reset and return to normal operation.</text:p>
      <text:p text:style-name="Standard">The LED indicator patterns are meant for post-mortem diagnosis, so please write down the colors and blink states should you ever run into such an error. The blink rate is very fast.</text:p>
      <table:table table:name="Tabelle1" table:style-name="Tabelle1">
        <table:table-column table:style-name="Tabelle1.A" table:number-columns-repeated="2"/>
        <table:table-column table:style-name="Tabelle1.C"/>
        <table:table-row>
          <table:table-cell table:style-name="Tabelle1.A1" office:value-type="string">
            <text:p text:style-name="Table_20_Heading">First LED</text:p>
          </table:table-cell>
          <table:table-cell table:style-name="Tabelle1.A1" office:value-type="string">
            <text:p text:style-name="Table_20_Heading">Second LED</text:p>
          </table:table-cell>
          <table:table-cell table:style-name="Tabelle1.C1" office:value-type="string">
            <text:p text:style-name="Table_20_Heading">Meaning</text:p>
          </table:table-cell>
        </table:table-row>
        <table:table-row>
          <table:table-cell table:style-name="Tabelle1.A2" office:value-type="string">
            <text:p text:style-name="P11"><text:span text:style-name="T19">GREEN</text:span> blinking</text:p>
          </table:table-cell>
          <table:table-cell table:style-name="Tabelle1.A2" office:value-type="string">
            <text:p text:style-name="P10"><text:span text:style-name="T19">GREEN</text:span> blinking</text:p>
          </table:table-cell>
          <table:table-cell table:style-name="Tabelle1.C2" office:value-type="string">
            <text:p text:style-name="Table_20_Contents">Programming Finished Successfully (NO ERROR)</text:p>
          </table:table-cell>
        </table:table-row>
        <table:table-row>
          <table:table-cell table:style-name="Tabelle1.A2" office:value-type="string">
            <text:p text:style-name="P11">WHITE</text:p>
          </table:table-cell>
          <table:table-cell table:style-name="Tabelle1.A2" office:value-type="string">
            <text:p text:style-name="P10"><text:span text:style-name="T20">WHITE</text:span> (blinking or not)</text:p>
          </table:table-cell>
          <table:table-cell table:style-name="Tabelle1.C2" office:value-type="string">
            <text:p text:style-name="Table_20_Contents">Severe Code Error (Lock-Up) *)</text:p>
          </table:table-cell>
        </table:table-row>
        <table:table-row>
          <table:table-cell table:style-name="Tabelle1.A2" office:value-type="string">
            <text:p text:style-name="P7">RED</text:p>
          </table:table-cell>
          <table:table-cell table:style-name="Tabelle1.A2" office:value-type="string">
            <text:p text:style-name="Table_20_Contents"><text:span text:style-name="T16">RED</text:span> blinking</text:p>
          </table:table-cell>
          <table:table-cell table:style-name="Tabelle1.C2" office:value-type="string">
            <text:p text:style-name="Table_20_Contents">USB Packet incorrect size</text:p>
          </table:table-cell>
        </table:table-row>
        <table:table-row>
          <table:table-cell table:style-name="Tabelle1.A2" office:value-type="string">
            <text:p text:style-name="Table_20_Contents"><text:span text:style-name="T16">RED</text:span> </text:p>
          </table:table-cell>
          <table:table-cell table:style-name="Tabelle1.A2" office:value-type="string">
            <text:p text:style-name="Table_20_Contents"><text:span text:style-name="T17">YELLOW</text:span> blinking</text:p>
          </table:table-cell>
          <table:table-cell table:style-name="Tabelle1.C2" office:value-type="string">
            <text:p text:style-name="Table_20_Contents">Unexpected USB Packet</text:p>
          </table:table-cell>
        </table:table-row>
        <table:table-row>
          <table:table-cell table:style-name="Tabelle1.A2" office:value-type="string">
            <text:p text:style-name="P8">YELLOW</text:p>
          </table:table-cell>
          <table:table-cell table:style-name="Tabelle1.A2" office:value-type="string">
            <text:p text:style-name="Table_20_Contents"><text:span text:style-name="T16">RED</text:span> blinking</text:p>
          </table:table-cell>
          <table:table-cell table:style-name="Tabelle1.C2" office:value-type="string">
            <text:p text:style-name="Table_20_Contents">SysEx Data Error</text:p>
          </table:table-cell>
        </table:table-row>
        <table:table-row>
          <table:table-cell table:style-name="Tabelle1.A2" office:value-type="string">
            <text:p text:style-name="Table_20_Contents"><text:span text:style-name="T17">YELLOW</text:span> </text:p>
          </table:table-cell>
          <table:table-cell table:style-name="Tabelle1.A2" office:value-type="string">
            <text:p text:style-name="P8">YELLOW</text:p>
          </table:table-cell>
          <table:table-cell table:style-name="Tabelle1.C2" office:value-type="string">
            <text:p text:style-name="Table_20_Contents">Waiting for SysEx End Marker</text:p>
          </table:table-cell>
        </table:table-row>
        <table:table-row>
          <table:table-cell table:style-name="Tabelle1.A2" office:value-type="string">
            <text:p text:style-name="P9">MAGENTA</text:p>
          </table:table-cell>
          <table:table-cell table:style-name="Tabelle1.A2" office:value-type="string">
            <text:p text:style-name="Table_20_Contents"><text:span text:style-name="T16">RED</text:span> blinking</text:p>
          </table:table-cell>
          <table:table-cell table:style-name="Tabelle1.C2" office:value-type="string">
            <text:p text:style-name="Table_20_Contents">Programming: Data is too large</text:p>
          </table:table-cell>
        </table:table-row>
        <table:table-row>
          <table:table-cell table:style-name="Tabelle1.A2" office:value-type="string">
            <text:p text:style-name="P9">MAGENTA</text:p>
          </table:table-cell>
          <table:table-cell table:style-name="Tabelle1.A2" office:value-type="string">
            <text:p text:style-name="Table_20_Contents"><text:span text:style-name="T19">GREEN</text:span> blinking</text:p>
          </table:table-cell>
          <table:table-cell table:style-name="Tabelle1.C2" office:value-type="string">
            <text:p text:style-name="Table_20_Contents">Programming: Data Length is zero</text:p>
          </table:table-cell>
        </table:table-row>
        <table:table-row>
          <table:table-cell table:style-name="Tabelle1.A2" office:value-type="string">
            <text:p text:style-name="P9">MAGENTA</text:p>
          </table:table-cell>
          <table:table-cell table:style-name="Tabelle1.A2" office:value-type="string">
            <text:p text:style-name="Table_20_Contents"><text:span text:style-name="T8">BLUE</text:span> blinking</text:p>
          </table:table-cell>
          <table:table-cell table:style-name="Tabelle1.C2" office:value-type="string">
            <text:p text:style-name="Table_20_Contents">Programming: Erase failed **)</text:p>
          </table:table-cell>
        </table:table-row>
        <table:table-row>
          <table:table-cell table:style-name="Tabelle1.A2" office:value-type="string">
            <text:p text:style-name="P9">MAGENTA</text:p>
          </table:table-cell>
          <table:table-cell table:style-name="Tabelle1.A2" office:value-type="string">
            <text:p text:style-name="Table_20_Contents"><text:span text:style-name="T18">MAGENTA</text:span> blinking</text:p>
          </table:table-cell>
          <table:table-cell table:style-name="Tabelle1.C2" office:value-type="string">
            <text:p text:style-name="Table_20_Contents">Programming: WritePrepare failed **)</text:p>
          </table:table-cell>
        </table:table-row>
        <table:table-row>
          <table:table-cell table:style-name="Tabelle1.A2" office:value-type="string">
            <text:p text:style-name="P9">MAGENTA</text:p>
          </table:table-cell>
          <table:table-cell table:style-name="Tabelle1.A2" office:value-type="string">
            <text:p text:style-name="P10"><text:span text:style-name="T20">WHITE</text:span> blinking</text:p>
          </table:table-cell>
          <table:table-cell table:style-name="Tabelle1.C2" office:value-type="string">
            <text:p text:style-name="Table_20_Contents">Programming: Write failed **)</text:p>
          </table:table-cell>
        </table:table-row>
      </table:table>
      <text:p text:style-name="Standard"/>
      <text:p text:style-name="P4">NOTES</text:p>
      <text:p text:style-name="P4">*) Software Bugs as well as Broken Code -- for example from an update gone wrong -- will often, but not always, end up with the WHITE-WHITE “code error” pattern.</text:p>
      <text:p text:style-name="P4">**) Should one of these severe failures ever happen during a firmware update, it is very likely that the device is now “bricked”, containing a partial or broken code update and thus rendered inoperable and refusing to take further updates. It then should be returned to factory for servicing.</text:p>
      <text:h text:style-name="Heading_20_1" text:outline-level="1"><text:bookmark-start text:name="__RefHeading__359_1286130178"/>Appendix: Firmware Version Identification (Blink Pattern after Power Up)<text:bookmark-end text:name="__RefHeading__359_1286130178"/></text:h>
      <text:p text:style-name="Standard">To identify the current firmware version in the device, a specific blink pattern is displayed after power has been applied via one of the USB ports:</text:p>
      <text:p text:style-name="Standard">The first LED blinking <text:span text:style-name="T17">YELLOW</text:span><text:span text:style-name="T22"> for N times, like, say, one time --&gt; Major Revision Number N = 1</text:span></text:p>
      <text:p text:style-name="Standard"><text:span text:style-name="T22">Then, second LED blinking </text:span><text:span text:style-name="T21">CYAN</text:span><text:span text:style-name="T22"> for K times, say, three times --&gt; Minor Revision Number is K = <text:s/>3</text:span></text:p>
      <text:p text:style-name="Standard"><text:span text:style-name="T22">Effective firmware Version is </text:span><text:span text:style-name="T23">N.K</text:span><text:span text:style-name="T22"> , with K displayed with two digits. For the example, Version = 1.03</text:span></text:p>
      <text:p text:style-name="P4"/>
      <text:h text:style-name="P19" text:outline-level="1"><text:bookmark-start text:name="__RefHeading__467_1223627955"/><text:soft-page-break/>Appendix: Hardware Port Speed Identification<text:bookmark-end text:name="__RefHeading__467_1223627955"/></text:h>
      <text:p text:style-name="P4">Technically, both ports of the Bridge are USB2.0 compatible but only one port offers the maximum speed of 480Mpbs (“High-Speed”), the other runs at 12Mbps (“Full-Speed”). Both speeds are way beyond the data rates that will normally ever be used or needed by MIDI, though. Only when an USB bus is almost saturated by other than MIDI traffic there could be cases where one wants to connect the High-Speed port of the Bridge to that bus.</text:p>
      <text:p text:style-name="Standard"><text:span text:style-name="T22">The High-Speed port side of the Bridge can by identified by the LED pattern for Firmware Identification, it is located at the side where the </text:span><text:span text:style-name="T24">first</text:span><text:span text:style-name="T22"> blink pulse is seen, in </text:span><text:span text:style-name="T24">yellow</text:span><text:span text:style-name="T22"> (see section </text:span><text:span text:style-name="T24">“Firmware Version Identification”</text:span><text:span text:style-name="T2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rial Unicode MS1" svg:font-family="'Arial Unicode MS'" style:font-family-generic="swiss"/>
    <style:font-face style:name="Courier New1" svg:font-family="'Courier New'" style:font-family-generic="modern" style:font-pitch="fixed"/>
    <style:font-face style:name="SimSun1" svg:font-family="SimSun, 宋体"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CH"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writing-mode="lr-tb"/>
      <style:text-properties style:use-window-font-color="true" style:font-name="Times New Roman" fo:font-size="11pt" fo:language="en" fo:country="US" style:font-name-asian="SimSun1" style:font-size-asian="11pt" style:language-asian="zh" style:country-asian="CN"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next-style-name="Standard" style:class="extra">
      <style:paragraph-properties fo:margin-left="2.501cm" fo:margin-right="1cm" fo:margin-top="0.212cm" fo:margin-bottom="0.353cm" fo:text-indent="-1.501cm" style:auto-text-indent="false"/>
      <style:text-properties fo:font-size="11pt" style:font-size-asian="11pt"/>
    </style:style>
    <style:style style:name="Index" style:family="paragraph" style:parent-style-name="Standard" style:class="index">
      <style:paragraph-properties text:number-lines="false" text:line-number="0"/>
      <style:text-properties style:font-name-complex="Arial Unicode MS1"/>
    </style:style>
    <style:style style:name="Heading_20_1" style:display-name="Heading 1" style:family="paragraph" style:next-style-name="Standard" style:default-outline-level="1" style:class="text">
      <style:paragraph-properties fo:margin-top="0.423cm" fo:margin-bottom="0.106cm" fo:orphans="2" fo:widows="2" fo:keep-with-next="always"/>
      <style:text-properties style:use-window-font-color="true" style:font-name="Times New Roman" fo:font-size="14pt" fo:language="en" fo:country="US" fo:font-weight="bold" style:letter-kerning="true" style:font-name-asian="SimSun1" style:font-size-asian="14pt" style:language-asian="zh" style:country-asian="CN" style:font-weight-asian="bold" style:font-name-complex="Times New Roman" style:font-size-complex="10pt" style:language-complex="ar" style:country-complex="SA"/>
    </style:style>
    <style:style style:name="Heading_20_2" style:display-name="Heading 2" style:family="paragraph" style:next-style-name="Standard" style:default-outline-level="2" style:class="text">
      <style:paragraph-properties fo:margin-top="0.423cm" fo:margin-bottom="0.106cm" fo:orphans="2" fo:widows="2" fo:keep-with-next="always"/>
      <style:text-properties style:use-window-font-color="true" style:font-name="Times New Roman" fo:font-size="12pt" fo:language="en" fo:country="US" fo:font-weight="bold" style:font-name-asian="SimSun1" style:font-size-asian="12pt" style:language-asian="zh" style:country-asian="CN" style:font-weight-asian="bold" style:font-name-complex="Times New Roman" style:font-size-complex="10pt" style:language-complex="ar" style:country-complex="SA"/>
    </style:style>
    <style:style style:name="Heading_20_3" style:display-name="Heading 3" style:family="paragraph" style:next-style-name="Standard" style:default-outline-level="3" style:class="text">
      <style:paragraph-properties fo:margin-top="0.423cm" fo:margin-bottom="0.106cm" fo:orphans="2" fo:widows="2" fo:keep-with-next="always"/>
      <style:text-properties style:use-window-font-color="true" style:font-name="Times New Roman" fo:font-size="11pt" fo:language="en" fo:country="US" fo:font-weight="bold" style:font-name-asian="SimSun1" style:font-size-asian="11pt" style:language-asian="zh" style:country-asian="CN" style:font-weight-asian="bold" style:font-name-complex="Times New Roman" style:font-size-complex="10pt" style:language-complex="ar" style:country-complex="SA"/>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weight="bold" style:font-weight-asian="bold"/>
    </style:style>
    <style:style style:name="Heading_20_5" style:display-name="Heading 5" style:family="paragraph" style:next-style-name="Standard" style:default-outline-level="5" style:class="text">
      <style:paragraph-properties fo:margin-top="0.423cm" fo:margin-bottom="0.106cm" fo:orphans="2" fo:widows="2"/>
      <style:text-properties style:use-window-font-color="true" style:font-name="Times New Roman" fo:font-size="11pt" fo:language="en" fo:country="US" fo:font-weight="bold" style:font-name-asian="SimSun1" style:font-size-asian="11pt" style:language-asian="zh" style:country-asian="CN" style:font-weight-asian="bold" style:font-name-complex="Times New Roman" style:font-size-complex="10pt" style:language-complex="ar" style:country-complex="SA"/>
    </style:style>
    <style:style style:name="Heading_20_6" style:display-name="Heading 6" style:family="paragraph" style:next-style-name="Standard" style:default-outline-level="6" style:class="text">
      <style:paragraph-properties fo:margin-top="0.423cm" fo:margin-bottom="0.106cm" fo:orphans="2" fo:widows="2"/>
      <style:text-properties style:use-window-font-color="true" style:font-name="Times New Roman" fo:font-size="11pt" fo:language="en" fo:country="US" fo:font-weight="bold" style:font-name-asian="SimSun1" style:font-size-asian="11pt" style:language-asian="zh" style:country-asian="CN" style:font-weight-asian="bold" style:font-name-complex="Times New Roman" style:font-size-complex="10pt" style:language-complex="ar" style:country-complex="SA"/>
    </style:style>
    <style:style style:name="Heading_20_7" style:display-name="Heading 7" style:family="paragraph" style:parent-style-name="Standard" style:next-style-name="Standard" style:default-outline-level="7" style:class="text">
      <style:paragraph-properties fo:margin-top="0.423cm" fo:margin-bottom="0.106cm"/>
      <style:text-properties fo:font-weight="bold" style:font-weight-asian="bold"/>
    </style:style>
    <style:style style:name="Heading_20_8" style:display-name="Heading 8" style:family="paragraph" style:next-style-name="Standard" style:default-outline-level="8" style:class="text">
      <style:paragraph-properties fo:margin-top="0.423cm" fo:margin-bottom="0.106cm" fo:orphans="2" fo:widows="2"/>
      <style:text-properties style:use-window-font-color="true" style:font-name="Times New Roman" fo:font-size="11pt" fo:language="en" fo:country="US" style:font-name-asian="SimSun1" style:font-size-asian="11pt" style:language-asian="zh" style:country-asian="CN" style:font-name-complex="Times New Roman" style:font-size-complex="10pt" style:language-complex="ar" style:country-complex="SA"/>
    </style:style>
    <style:style style:name="Heading_20_9" style:display-name="Heading 9" style:family="paragraph" style:next-style-name="Standard" style:default-outline-level="9" style:class="text">
      <style:paragraph-properties fo:margin-top="0.423cm" fo:margin-bottom="0.106cm" fo:orphans="2" fo:widows="2"/>
      <style:text-properties style:use-window-font-color="true" style:font-name="Times New Roman" fo:font-size="11pt" fo:language="en" fo:country="US" fo:font-weight="bold" style:font-name-asian="SimSun1" style:font-size-asian="11pt" style:language-asian="zh" style:country-asian="CN" style:font-weight-asian="bold" style:font-name-complex="Times New Roman" style:font-size-complex="10pt" style:language-complex="ar" style:country-complex="S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le" style:family="paragraph" style:next-style-name="Standard" style:default-outline-level="1" style:list-style-name="" style:class="chapter">
      <style:paragraph-properties fo:margin-top="0.423cm" fo:margin-bottom="0.106cm" fo:text-align="center" style:justify-single-word="false" fo:orphans="2" fo:widows="2"/>
      <style:text-properties style:use-window-font-color="true" style:font-name="Times New Roman" fo:font-size="14pt" fo:language="en" fo:country="US" fo:font-weight="bold" style:letter-kerning="true" style:font-name-asian="SimSun1" style:font-size-asian="14pt" style:language-asian="zh" style:country-asian="CN" style:font-weight-asian="bold" style:font-name-complex="Times New Roman"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kumentstruktur" style:family="paragraph" style:parent-style-name="Standard">
      <style:paragraph-properties fo:background-color="#000080">
        <style:background-image/>
      </style:paragraph-properties>
      <style:text-properties style:font-name="Tahoma" fo:font-size="10pt" style:font-size-asian="10pt"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Listennummer" style:family="paragraph" style:parent-style-name="Standard" style:list-style-name="WW8Num1"/>
    <style:style style:name="Sprechblasentext" style:family="paragraph" style:parent-style-name="Standard">
      <style:paragraph-properties fo:margin-top="0cm" fo:margin-bottom="0cm"/>
      <style:text-properties style:font-name="Tahoma" fo:font-size="8pt" style:font-size-asian="8pt" style:font-name-complex="Tahoma" style:font-size-complex="8pt"/>
    </style:style>
    <style:style style:name="Nur_20_Text" style:display-name="Nur Text" style:family="paragraph" style:parent-style-name="Standard">
      <style:text-properties style:font-name="Courier New" fo:font-size="10pt" style:font-size-asian="10pt" style:font-name-complex="Courier New"/>
    </style:style>
    <style:style style:name="Inhaltsverzeichnisüberschrift"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style:text-properties fo:color="#365f91" style:font-name="Cambria" fo:language="de" fo:country="DE" style:letter-kerning="true" style:font-name-asian="Times New Roman" style:font-name-complex="Times New Roman" style:font-size-complex="14pt"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text-properties style:font-name="Times New Roman" style:font-name-asian="SimSun1" style:font-name-complex="Times New Roman"/>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fo:color="#0000ff" style:font-name="Arial" fo:font-size="12pt" style:text-underline-style="solid" style:text-underline-width="auto" style:text-underline-color="font-color" style:font-name-asian="SimSun1" style:font-size-asian="12pt" style:font-name-complex="Arial"/>
    </style:style>
    <style:style style:name="WW8Num4z0" style:family="text"/>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Arial" style:font-name-asian="SimSun1" style:font-name-complex="Aria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Arial" style:font-name-asian="SimSun1" style:font-name-complex="Aria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style:font-name="Wingdings" style:font-name-asian="SimSun1" style:font-name-complex="Times New Roman"/>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Wingdings" style:font-name-asian="SimSun1" style:font-name-complex="Times New Roman"/>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Wingdings" style:font-name-asian="SimSun1" style:font-name-complex="Times New Roman"/>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Arial" style:font-name-asian="SimSun1" style:font-name-complex="Aria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5z3"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fo:font-weight="bold" style:font-weight-asian="bold"/>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Absatz-Standardschriftart"/>
    <style:style style:name="Emphasis" style:family="text">
      <style:text-properties fo:font-style="italic" style:font-style-asian="italic"/>
    </style:style>
    <style:style style:name="Visited_20_Internet_20_Link" style:display-name="Visited Internet Link" style:family="text">
      <style:text-properties fo:color="#800080" style:text-underline-style="solid" style:text-underline-width="auto" style:text-underline-color="font-color"/>
    </style:style>
    <style:style style:name="Sprechblasentext_20_Zchn" style:display-name="Sprechblasentext Zchn" style:family="text">
      <style:text-properties style:font-name="Tahoma" fo:font-size="8pt" style:font-size-asian="8pt" style:language-asian="zh" style:country-asian="CN" style:font-name-complex="Tahoma"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z0" style:num-format="1" text:display-levels="2">
        <style:list-level-properties text:list-level-position-and-space-mode="label-alignment">
          <style:list-level-label-alignment text:label-followed-by="listtab" fo:text-indent="-1.27cm" fo:margin-left="1.693cm"/>
        </style:list-level-properties>
      </text:list-level-style-number>
      <text:list-level-style-number text:level="3" text:style-name="WW8Num3z0" style:num-format="1" text:display-levels="3">
        <style:list-level-properties text:list-level-position-and-space-mode="label-alignment">
          <style:list-level-label-alignment text:label-followed-by="listtab" fo:text-indent="-1.27cm" fo:margin-left="2.117cm"/>
        </style:list-level-properties>
      </text:list-level-style-number>
      <text:list-level-style-number text:level="4" text:style-name="WW8Num3z0" style:num-format="1" text:display-levels="4">
        <style:list-level-properties text:list-level-position-and-space-mode="label-alignment">
          <style:list-level-label-alignment text:label-followed-by="listtab" fo:text-indent="-1.905cm" fo:margin-left="3.175cm"/>
        </style:list-level-properties>
      </text:list-level-style-number>
      <text:list-level-style-number text:level="5" text:style-name="WW8Num3z0" style:num-format="1" text:display-levels="5">
        <style:list-level-properties text:list-level-position-and-space-mode="label-alignment">
          <style:list-level-label-alignment text:label-followed-by="listtab" fo:text-indent="-2.54cm" fo:margin-left="4.233cm"/>
        </style:list-level-properties>
      </text:list-level-style-number>
      <text:list-level-style-number text:level="6" text:style-name="WW8Num3z0" style:num-format="1" text:display-levels="6">
        <style:list-level-properties text:list-level-position-and-space-mode="label-alignment">
          <style:list-level-label-alignment text:label-followed-by="listtab" fo:text-indent="-2.54cm" fo:margin-left="4.657cm"/>
        </style:list-level-properties>
      </text:list-level-style-number>
      <text:list-level-style-number text:level="7" text:style-name="WW8Num3z0" style:num-format="1" text:display-levels="7">
        <style:list-level-properties text:list-level-position-and-space-mode="label-alignment">
          <style:list-level-label-alignment text:label-followed-by="listtab" fo:text-indent="-3.175cm" fo:margin-left="5.715cm"/>
        </style:list-level-properties>
      </text:list-level-style-number>
      <text:list-level-style-number text:level="8" text:style-name="WW8Num3z0" style:num-format="1" text:display-levels="8">
        <style:list-level-properties text:list-level-position-and-space-mode="label-alignment">
          <style:list-level-label-alignment text:label-followed-by="listtab" fo:text-indent="-3.175cm" fo:margin-left="6.138cm"/>
        </style:list-level-properties>
      </text:list-level-style-number>
      <text:list-level-style-number text:level="9" text:style-name="WW8Num3z0" style:num-format="1" text:display-levels="9">
        <style:list-level-properties text:list-level-position-and-space-mode="label-alignment">
          <style:list-level-label-alignment text:label-followed-by="listtab" fo:text-indent="-3.81cm" fo:margin-left="7.1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397cm"/>
        </style:list-level-properties>
        <style:text-properties style:font-name="Arial"/>
      </text:list-level-style-bullet>
      <text:list-level-style-bullet text:level="2" text:style-name="WW8Num5z1" style:num-suffix="." text:bullet-char="o">
        <style:list-level-properties text:list-level-position-and-space-mode="label-alignment">
          <style:list-level-label-alignment text:label-followed-by="listtab" fo:text-indent="-0.635cm" fo:margin-left="2.667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937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207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477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747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9.017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287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55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884cm"/>
        </style:list-level-properties>
        <style:text-properties style:font-name="Arial"/>
      </text:list-level-style-bullet>
      <text:list-level-style-bullet text:level="2" text:style-name="WW8Num7z1" style:num-suffix="."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fo:text-indent="-0.635cm" fo:margin-left="1.39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667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937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207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477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747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9.017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287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55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fo:text-indent="-0.635cm" fo:margin-left="1.651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2.92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4.191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5.461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6.731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001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9.271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0.541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762cm" fo:margin-left="1.39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635cm" fo:margin-left="1.651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921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4.19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461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731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8.001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9.271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541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762cm" fo:margin-left="1.397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a" style:num-letter-sync="true">
        <style:list-level-properties text:list-level-position-and-space-mode="label-alignment">
          <style:list-level-label-alignment text:label-followed-by="listtab" fo:text-indent="-0.635cm" fo:margin-left="1.651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921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19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461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731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001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271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541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6.999cm" style:type="right"/>
        </style:tab-stops>
      </style:paragraph-properties>
    </style:style>
    <style:style style:name="MP2" style:family="paragraph" style:parent-style-name="Standard">
      <style:text-properties fo:language="de" fo:country="DE" fo:font-weight="bold" style:font-weight-asian="bold" style:font-size-complex="11pt"/>
    </style:style>
    <style:style style:name="MP3" style:family="paragraph" style:parent-style-name="Standard">
      <style:text-properties fo:language="de" fo:country="DE" style:font-size-complex="11pt"/>
    </style:style>
    <style:style style:name="MP4" style:family="paragraph" style:parent-style-name="Footer">
      <style:paragraph-properties fo:text-align="center" style:justify-single-word="false">
        <style:tab-stops>
          <style:tab-stop style:position="7.472cm"/>
          <style:tab-stop style:position="8.001cm" style:type="center"/>
          <style:tab-stop style:position="16.002cm" style:type="right"/>
        </style:tab-stops>
      </style:paragraph-properties>
      <style:text-properties fo:language="fr" fo:country="FR" style:language-asian="zxx" style:country-asian="none" style:font-name-complex="Arial"/>
    </style:style>
    <style:style style:name="MP5" style:family="paragraph" style:parent-style-name="Footer">
      <style:paragraph-properties fo:text-align="center" style:justify-single-word="false">
        <style:tab-stops>
          <style:tab-stop style:position="7.472cm"/>
          <style:tab-stop style:position="8.001cm" style:type="center"/>
          <style:tab-stop style:position="16.002cm" style:type="right"/>
        </style:tab-stops>
      </style:paragraph-properties>
    </style:style>
    <style:style style:name="MT1" style:family="text">
      <style:text-properties style:font-name-complex="Arial"/>
    </style:style>
    <style:style style:name="MT2" style:family="text">
      <style:text-properties fo:language="de" fo:country="DE" style:language-asian="zxx" style:country-asian="none"/>
    </style:style>
    <style:style style:name="MT3" style:family="text">
      <style:text-properties fo:language="fr" fo:country="FR" style:font-name-complex="Arial" style:font-size-complex="11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501cm" fo:margin-bottom="0cm" fo:margin-left="2.501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401cm" style:dynamic-spacing="true"/>
      </style:header-style>
      <style:footer-style>
        <style:header-footer-properties fo:min-height="2cm" fo:margin-left="0cm" fo:margin-right="0cm" fo:margin-top="1.901cm" style:dynamic-spacing="true"/>
      </style:footer-style>
    </style:page-layout>
    <style:page-layout style:name="Mpm2">
      <style:page-layout-properties fo:page-width="21.001cm" fo:page-height="29.7cm" style:num-format="1" style:print-orientation="portrait" fo:margin-top="2cm" fo:margin-bottom="2cm" fo:margin-left="2.501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Rahmen2" text:anchor-type="char" svg:x="-1.58cm" svg:y="-0.183cm" svg:width="13.995cm" svg:height="1.462cm" draw:z-index="11"><draw:text-box><text:p text:style-name="MP2">MIDI Bridge User Manual (draft)</text:p><text:p text:style-name="MP3">2022-01-07</text:p></draw:text-box></draw:frame><text:span text:style-name="MT1"><text:tab/></text:span><text:span text:style-name="MT2"><draw:frame draw:style-name="Mfr2" draw:name="Grafik 1" text:anchor-type="as-char" svg:width="3.609cm" svg:height="1.522cm" draw:z-index="5"><draw:image xlink:href="Pictures/10000000000001FF000000D6864BA670.png" xlink:type="simple" xlink:show="embed" xlink:actuate="onLoad"/></draw:frame></text:span></text:p>
      </style:header>
      <style:footer>
        <text:p text:style-name="MP4"><draw:frame draw:style-name="Mfr1" draw:name="Rahmen1" text:anchor-type="char" svg:x="-0.004cm" svg:y="-0.974cm" svg:width="15.432cm" svg:height="0.788cm" draw:z-index="17"><draw:text-box><text:p text:style-name="MP5"><text:span text:style-name="MT3">page </text:span><text:span text:style-name="MT3"><text:page-number text:select-page="current">6</text:page-number></text:span><text:span text:style-name="MT3"> of <text:s/></text:span><text:span text:style-name="MT3"><text:page-count style:num-format="1">6</text:page-count></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laus Strohhaecker</meta:initial-creator>
    <meta:creation-date>2020-12-17T19:04:00</meta:creation-date>
    <dc:date>2022-01-18T15:21:06.12</dc:date>
    <meta:print-date>2016-02-17T14:43:00</meta:print-date>
    <meta:editing-cycles>66</meta:editing-cycles>
    <meta:generator>OpenOffice/4.1.11$Win32 OpenOffice.org_project/4111m1$Build-9808</meta:generator>
    <meta:editing-duration>PT8H49M48S</meta:editing-duration>
    <meta:document-statistic meta:table-count="1" meta:image-count="1" meta:object-count="0" meta:page-count="6" meta:paragraph-count="128" meta:word-count="1882" meta:character-count="11240"/>
  </office:meta>
</office:document-meta>
</file>